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590192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paragraph-rsid="00109aa5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0df8c5" officeooo:paragraph-rsid="00109aa5" style:font-size-asian="12pt" style:font-size-complex="12pt"/>
    </style:style>
    <style:style style:name="P5" style:family="paragraph" style:parent-style-name="Standard">
      <style:text-properties style:font-name="DejaVu Sans Condensed" fo:font-size="12pt" fo:font-style="italic" officeooo:rsid="00148c7a" officeooo:paragraph-rsid="00109aa5" style:font-size-asian="12pt" style:font-style-asian="italic" style:font-size-complex="12pt" style:font-style-complex="italic"/>
    </style:style>
    <style:style style:name="P6" style:family="paragraph" style:parent-style-name="Standard">
      <style:text-properties style:font-name="DejaVu Sans Condensed" fo:font-size="12pt" fo:font-style="italic" officeooo:rsid="001638d2" officeooo:paragraph-rsid="001638d2" style:font-size-asian="12pt" style:font-style-asian="italic" style:font-size-complex="12pt" style:font-style-complex="italic"/>
    </style:style>
    <style:style style:name="P7" style:family="paragraph" style:parent-style-name="Standard">
      <style:text-properties style:font-name="DejaVu Sans Condensed" fo:font-size="12pt" fo:font-style="italic" style:text-underline-style="none" officeooo:rsid="002a49ea" officeooo:paragraph-rsid="002a49ea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9" style:family="paragraph" style:parent-style-name="Standard">
      <style:text-properties officeooo:paragraph-rsid="00109aa5"/>
    </style:style>
    <style:style style:name="P10" style:family="paragraph" style:parent-style-name="Standard">
      <style:paragraph-properties fo:text-align="start" style:justify-single-word="false"/>
      <style:text-properties officeooo:paragraph-rsid="00109aa5"/>
    </style:style>
    <style:style style:name="P11" style:family="paragraph" style:parent-style-name="Standard" style:list-style-name="L1">
      <style:text-properties style:font-name="DejaVu Sans Condensed" fo:font-size="12pt" fo:font-style="normal" officeooo:rsid="0021810a" officeooo:paragraph-rsid="0021810a" style:font-size-asian="12pt" style:font-style-asian="normal" style:font-size-complex="12pt" style:font-style-complex="normal"/>
    </style:style>
    <style:style style:name="P12" style:family="paragraph" style:parent-style-name="Standard" style:list-style-name="L2">
      <style:text-properties style:font-name="DejaVu Sans Condensed" fo:font-size="12pt" officeooo:rsid="00148c7a" officeooo:paragraph-rsid="00109aa5" style:font-size-asian="12pt" style:font-size-complex="12pt"/>
    </style:style>
    <style:style style:name="P13" style:family="paragraph" style:parent-style-name="Standard" style:list-style-name="L3">
      <style:text-properties style:font-name="DejaVu Sans Condensed" fo:font-size="12pt" officeooo:rsid="00148c7a" officeooo:paragraph-rsid="00109aa5" style:font-size-asian="12pt" style:font-size-complex="12pt"/>
    </style:style>
    <style:style style:name="P14" style:family="paragraph" style:parent-style-name="Standard" style:list-style-name="L6">
      <style:text-properties style:font-name="DejaVu Sans Condensed" fo:font-size="12pt" officeooo:rsid="00148c7a" officeooo:paragraph-rsid="00109aa5" style:font-size-asian="12pt" style:font-size-complex="12pt"/>
    </style:style>
    <style:style style:name="P15" style:family="paragraph" style:parent-style-name="Standard" style:list-style-name="L7">
      <style:text-properties style:font-name="DejaVu Sans Condensed" fo:font-size="12pt" officeooo:rsid="00148c7a" officeooo:paragraph-rsid="002bec7a" style:font-size-asian="12pt" style:font-size-complex="12pt"/>
    </style:style>
    <style:style style:name="P16" style:family="paragraph" style:parent-style-name="Standard" style:list-style-name="L13">
      <style:text-properties style:font-name="DejaVu Sans Condensed" fo:font-size="12pt" officeooo:rsid="00148c7a" officeooo:paragraph-rsid="00109aa5" style:font-size-asian="12pt" style:font-size-complex="12pt"/>
    </style:style>
    <style:style style:name="P17" style:family="paragraph" style:parent-style-name="Standard" style:list-style-name="L15">
      <style:text-properties style:font-name="DejaVu Sans Condensed" fo:font-size="12pt" officeooo:rsid="00148c7a" officeooo:paragraph-rsid="00109aa5" style:font-size-asian="12pt" style:font-size-complex="12pt"/>
    </style:style>
    <style:style style:name="P18" style:family="paragraph" style:parent-style-name="Standard" style:list-style-name="L17">
      <style:text-properties style:font-name="DejaVu Sans Condensed" fo:font-size="12pt" officeooo:rsid="00148c7a" officeooo:paragraph-rsid="00109aa5" style:font-size-asian="12pt" style:font-size-complex="12pt"/>
    </style:style>
    <style:style style:name="P19" style:family="paragraph" style:parent-style-name="Standard" style:list-style-name="L18">
      <style:text-properties style:font-name="DejaVu Sans Condensed" fo:font-size="12pt" officeooo:rsid="00148c7a" officeooo:paragraph-rsid="00109aa5" style:font-size-asian="12pt" style:font-size-complex="12pt"/>
    </style:style>
    <style:style style:name="P20" style:family="paragraph" style:parent-style-name="Standard" style:list-style-name="L23">
      <style:text-properties style:font-name="DejaVu Sans Condensed" fo:font-size="12pt" officeooo:rsid="00148c7a" officeooo:paragraph-rsid="00109aa5" style:font-size-asian="12pt" style:font-size-complex="12pt"/>
    </style:style>
    <style:style style:name="P21" style:family="paragraph" style:parent-style-name="Standard" style:list-style-name="L5">
      <style:text-properties style:font-name="DejaVu Sans Condensed" fo:font-size="12pt" officeooo:rsid="0018178b" officeooo:paragraph-rsid="00109aa5" style:font-size-asian="12pt" style:font-size-complex="12pt"/>
    </style:style>
    <style:style style:name="P22" style:family="paragraph" style:parent-style-name="Standard" style:list-style-name="L14">
      <style:text-properties style:font-name="DejaVu Sans Condensed" fo:font-size="12pt" officeooo:rsid="0018178b" officeooo:paragraph-rsid="00109aa5" style:font-size-asian="12pt" style:font-size-complex="12pt"/>
    </style:style>
    <style:style style:name="P23" style:family="paragraph" style:parent-style-name="Standard" style:list-style-name="L5">
      <style:text-properties style:font-name="DejaVu Sans Condensed" fo:font-size="12pt" officeooo:rsid="00235271" officeooo:paragraph-rsid="00235271" style:font-size-asian="12pt" style:font-size-complex="12pt"/>
    </style:style>
    <style:style style:name="P24" style:family="paragraph" style:parent-style-name="Standard" style:list-style-name="L8">
      <style:text-properties style:font-name="DejaVu Sans Condensed" fo:font-size="12pt" officeooo:paragraph-rsid="00109aa5" style:font-size-asian="12pt" style:font-size-complex="12pt"/>
    </style:style>
    <style:style style:name="P25" style:family="paragraph" style:parent-style-name="Standard" style:list-style-name="L9">
      <style:text-properties style:font-name="DejaVu Sans Condensed" fo:font-size="12pt" officeooo:paragraph-rsid="00109aa5" style:font-size-asian="12pt" style:font-size-complex="12pt"/>
    </style:style>
    <style:style style:name="P26" style:family="paragraph" style:parent-style-name="Standard" style:list-style-name="L10">
      <style:text-properties style:font-name="DejaVu Sans Condensed" fo:font-size="12pt" officeooo:rsid="002a49ea" officeooo:paragraph-rsid="002a49ea" style:font-size-asian="12pt" style:font-size-complex="12pt"/>
    </style:style>
    <style:style style:name="P27" style:family="paragraph" style:parent-style-name="Standard" style:list-style-name="L11">
      <style:text-properties style:font-name="DejaVu Sans Condensed" fo:font-size="12pt" officeooo:rsid="001638d2" officeooo:paragraph-rsid="001638d2" style:font-size-asian="12pt" style:font-size-complex="12pt"/>
    </style:style>
    <style:style style:name="P28" style:family="paragraph" style:parent-style-name="Standard" style:list-style-name="L12">
      <style:text-properties style:font-name="DejaVu Sans Condensed" fo:font-size="12pt" officeooo:paragraph-rsid="00109aa5" style:font-size-asian="12pt" style:font-size-complex="12pt"/>
    </style:style>
    <style:style style:name="P29" style:family="paragraph" style:parent-style-name="Standard" style:list-style-name="L16">
      <style:text-properties style:font-name="DejaVu Sans Condensed" fo:font-size="12pt" officeooo:paragraph-rsid="00109aa5" style:font-size-asian="12pt" style:font-size-complex="12pt"/>
    </style:style>
    <style:style style:name="P30" style:family="paragraph" style:parent-style-name="Standard" style:list-style-name="L16">
      <style:text-properties style:font-name="DejaVu Sans Condensed" fo:font-size="12pt" officeooo:rsid="002f2ce5" officeooo:paragraph-rsid="002f2ce5" style:font-size-asian="12pt" style:font-size-complex="12pt"/>
    </style:style>
    <style:style style:name="P31" style:family="paragraph" style:parent-style-name="Standard" style:list-style-name="L16">
      <style:text-properties style:font-name="DejaVu Sans Condensed" fo:font-size="12pt" officeooo:rsid="002f2ce5" officeooo:paragraph-rsid="00307fda" style:font-size-asian="12pt" style:font-size-complex="12pt"/>
    </style:style>
    <style:style style:name="P32" style:family="paragraph" style:parent-style-name="Standard" style:list-style-name="L19">
      <style:text-properties style:font-name="DejaVu Sans Condensed" fo:font-size="12pt" officeooo:paragraph-rsid="00109aa5" style:font-size-asian="12pt" style:font-size-complex="12pt"/>
    </style:style>
    <style:style style:name="P33" style:family="paragraph" style:parent-style-name="Standard" style:list-style-name="L20">
      <style:text-properties style:font-name="DejaVu Sans Condensed" fo:font-size="12pt" officeooo:paragraph-rsid="00109aa5" style:font-size-asian="12pt" style:font-size-complex="12pt"/>
    </style:style>
    <style:style style:name="P34" style:family="paragraph" style:parent-style-name="Standard" style:list-style-name="L21">
      <style:text-properties style:font-name="DejaVu Sans Condensed" fo:font-size="12pt" officeooo:paragraph-rsid="00109aa5" style:font-size-asian="12pt" style:font-size-complex="12pt"/>
    </style:style>
    <style:style style:name="P35" style:family="paragraph" style:parent-style-name="Standard" style:list-style-name="L22">
      <style:text-properties style:font-name="DejaVu Sans Condensed" fo:font-size="12pt" officeooo:paragraph-rsid="00109aa5" style:font-size-asian="12pt" style:font-size-complex="12pt"/>
    </style:style>
    <style:style style:name="P36" style:family="paragraph" style:parent-style-name="Standard" style:list-style-name="L4">
      <style:text-properties officeooo:paragraph-rsid="00109aa5"/>
    </style:style>
    <style:style style:name="P37" style:family="paragraph" style:parent-style-name="Standard" style:list-style-name="L23">
      <style:text-properties officeooo:paragraph-rsid="00109aa5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1ae79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e18cf" style:font-weight-asian="bold" style:font-weight-complex="bold"/>
    </style:style>
    <style:style style:name="T8" style:family="text">
      <style:text-properties officeooo:rsid="00148c7a"/>
    </style:style>
    <style:style style:name="T9" style:family="text">
      <style:text-properties fo:font-style="normal" fo:font-weight="normal" style:font-style-asian="normal" style:font-weight-asian="normal"/>
    </style:style>
    <style:style style:name="T10" style:family="text">
      <style:text-properties fo:font-style="normal" fo:font-weight="normal" officeooo:rsid="0018178b" style:font-style-asian="normal" style:font-weight-asian="normal"/>
    </style:style>
    <style:style style:name="T11" style:family="text">
      <style:text-properties officeooo:rsid="001638d2"/>
    </style:style>
    <style:style style:name="T12" style:family="text">
      <style:text-properties officeooo:rsid="001c4280"/>
    </style:style>
    <style:style style:name="T13" style:family="text">
      <style:text-properties officeooo:rsid="001e18cf"/>
    </style:style>
    <style:style style:name="T14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1ae79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officeooo:rsid="001e18cf" style:font-size-asian="12pt" style:font-size-complex="12pt"/>
    </style:style>
    <style:style style:name="T24" style:family="text">
      <style:text-properties style:font-name="DejaVu Sans Condensed" fo:font-size="12pt" officeooo:rsid="00148c7a" style:font-size-asian="12pt" style:font-size-complex="12pt"/>
    </style:style>
    <style:style style:name="T25" style:family="text">
      <style:text-properties style:font-name="DejaVu Sans Condensed" fo:font-size="12pt" fo:font-style="italic" officeooo:rsid="0030a6b3" style:font-size-asian="12pt" style:font-style-asian="italic" style:font-size-complex="12pt" style:font-style-complex="italic"/>
    </style:style>
    <style:style style:name="T26" style:family="text">
      <style:text-properties style:font-name="DejaVu Sans Condensed" fo:font-size="12pt" fo:font-style="italic" officeooo:rsid="00148c7a" style:font-size-asian="12pt" style:font-style-asian="italic" style:font-size-complex="12pt" style:font-style-complex="italic"/>
    </style:style>
    <style:style style:name="T27" style:family="text">
      <style:text-properties officeooo:rsid="001edf7f"/>
    </style:style>
    <style:style style:name="T28" style:family="text">
      <style:text-properties officeooo:rsid="0025cc8b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590192F7.png" xlink:type="simple" xlink:show="embed" xlink:actuate="onLoad" draw:mime-type="image/png"/>
      </draw:frame>
      <text:p text:style-name="P10"><text:span text:style-name="T18">1</text:span><text:span text:style-name="T22">0</text:span><text:span text:style-name="T18">2</text:span><text:span text:style-name="T19"> - </text:span><text:span text:style-name="T20">Controls - </text:span><text:span text:style-name="T15">Throttle </text:span><text:span text:style-name="T21">Grip</text:span></text:p>
      <text:p text:style-name="P8">U=Up, D=Down, F=Forward, B=Backward, L=Left, R=Right, P=Press, S-*=Shift-<text:span text:style-name="T12">*</text:span>, L-*=Long-<text:span text:style-name="T12">*</text:span></text:p>
      <text:p text:style-name="P8"/>
      <text:p text:style-name="P9"><text:span text:style-name="T14">Top</text:span><text:span text:style-name="T15"> </text:span><text:span text:style-name="T16">H</text:span><text:span text:style-name="T15">at -- </text:span><text:span text:style-name="T17">"Dispense switch"</text:span></text:p>
      <text:list text:style-name="L1">
        <text:list-item>
          <text:p text:style-name="P11">U: ECM knob to XMIT</text:p>
        </text:list-item>
        <text:list-item>
          <text:p text:style-name="P11">D: ECM knob to R<text:span text:style-name="T28">EC</text:span></text:p>
        </text:list-item>
      </text:list>
      <text:p text:style-name="P9"><text:span text:style-name="T25">DISPENSER</text:span><text:span text:style-name="T26"> switch ON:</text:span></text:p>
      <text:list text:style-name="L2">
        <text:list-item>
          <text:p text:style-name="P12">F: Dispense program 5</text:p>
        </text:list-item>
        <text:list-item>
          <text:p text:style-name="P12">B: Dispense user program (default is program 1)</text:p>
        </text:list-item>
      </text:list>
      <text:p text:style-name="P9"><text:span text:style-name="T25">DISPENSER</text:span><text:span text:style-name="T26"> switch BYPASS:</text:span></text:p>
      <text:list text:style-name="L3">
        <text:list-item>
          <text:p text:style-name="P13">F: Chaff (2x)</text:p>
        </text:list-item>
        <text:list-item>
          <text:p text:style-name="P13">B: Flares (2x)</text:p>
        </text:list-item>
      </text:list>
      <text:p text:style-name="P1"><text:span text:style-name="T2">Top</text:span> <text:span text:style-name="T13">H</text:span>at <text:span text:style-name="T13">Ri</text:span>ng</text:p>
      <text:list text:style-name="L4">
        <text:list-item>
          <text:p text:style-name="P36"><text:span text:style-name="T23">F/B</text:span><text:span text:style-name="T24">: --</text:span></text:p>
        </text:list-item>
      </text:list>
      <text:p text:style-name="P1"><text:span text:style-name="T2">Middle </text:span><text:span text:style-name="T13">H</text:span><text:span text:style-name="T2">at</text:span> -- <text:span text:style-name="T3">"</text:span>Comm<text:span text:style-name="T3">unications switch"</text:span></text:p>
      <text:list text:style-name="L5">
        <text:list-item>
          <text:p text:style-name="P21">U: (SRS radio 1 PTT)</text:p>
        </text:list-item>
        <text:list-item>
          <text:p text:style-name="P21">D: (SRS radio 2 PTT)</text:p>
        </text:list-item>
        <text:list-item>
          <text:p text:style-name="P23">S-U: Radio 1 PTT (opens comms menu for radio 1)</text:p>
        </text:list-item>
        <text:list-item>
          <text:p text:style-name="P23">S-D: Radio 2 PTT (opens comms menu for radio 2)</text:p>
        </text:list-item>
      </text:list>
      <text:p text:style-name="P3"><text:span text:style-name="T4">B</text:span><text:span text:style-name="T5">ottom </text:span><text:span text:style-name="T7">H</text:span><text:span text:style-name="T5">at -- </text:span><text:span text:style-name="T6">"</text:span><text:span text:style-name="T5">Speed </text:span><text:span text:style-name="T6">B</text:span><text:span text:style-name="T5">rake </text:span><text:span text:style-name="T6">Switch"</text:span></text:p>
      <text:list text:style-name="L6">
        <text:list-item>
          <text:p text:style-name="P14">F: Extend speedbrakes (keeps extending while held, stays open when you let go). <text:s/>If flaps are extended, button must be held continuously to keep speedbrakes out.</text:p>
        </text:list-item>
        <text:list-item>
          <text:p text:style-name="P14">B: Retract speedbrakes (single press fully retracts)</text:p>
        </text:list-item>
      </text:list>
      <text:p text:style-name="P2"><text:span text:style-name="T2">F</text:span><text:span text:style-name="T8">ront </text:span><text:span text:style-name="T13">T</text:span><text:span text:style-name="T8">humb </text:span><text:span text:style-name="T13">B</text:span><text:span text:style-name="T8">utton</text:span></text:p>
      <text:list text:style-name="L7">
        <text:list-item>
          <text:p text:style-name="P15">P: Toggle ATC (Automatic Throttle Control)</text:p>
        </text:list-item>
      </text:list>
      <text:p text:style-name="P3"><text:span text:style-name="T4">R</text:span><text:span text:style-name="T5">ear </text:span><text:span text:style-name="T7">T</text:span><text:span text:style-name="T5">humb </text:span><text:span text:style-name="T7">B</text:span><text:span text:style-name="T5">utton -- Cage/uncage button</text:span></text:p>
      <text:p text:style-name="P5">NAV mode:</text:p>
      <text:list text:style-name="L8">
        <text:list-item>
          <text:p text:style-name="P24"><text:span text:style-name="T2">P: </text:span><text:span text:style-name="T8">Cage/uncage velocity vector on HUD</text:span></text:p>
        </text:list-item>
      </text:list>
      <text:p text:style-name="P5">A/A mode AIM-9:</text:p>
      <text:list text:style-name="L9">
        <text:list-item>
          <text:p text:style-name="P25"><text:span text:style-name="T2">P: </text:span><text:span text:style-name="T8">Toggle cage/uncage seeker head. Can hold button to keep caged, maneuver to put new target in boresight, then release to uncage and track that target.</text:span></text:p>
        </text:list-item>
      </text:list>
      <text:p text:style-name="P7">A/A mode AIM-7:</text:p>
      <text:list text:style-name="L10">
        <text:list-item>
          <text:p text:style-name="P26">P: Locks target with SST if you have a "bugged" (L&amp;S) target.</text:p>
        </text:list-item>
      </text:list>
      <text:p text:style-name="P6">HARM MFD with SOI:</text:p>
      <text:list text:style-name="L11">
        <text:list-item>
          <text:p text:style-name="P27">P: Hand-off HARM toggle, locks missile to selected radar emitter icon, shows H-OFF.</text:p>
        </text:list-item>
      </text:list>
      <text:p text:style-name="P5">Maverick <text:span text:style-name="T11">MFD with SOI</text:span>:</text:p>
      <text:list text:style-name="L12">
        <text:list-item>
          <text:p text:style-name="P28"><text:span text:style-name="T2">P: </text:span><text:span text:style-name="T11">Uncage s</text:span><text:span text:style-name="T8">eeker head, </text:span><text:span text:style-name="T11">attempt to</text:span><text:span text:style-name="T8"> lock on </text:span><text:span text:style-name="T11">to target in crosshairs</text:span><text:span text:style-name="T8">.</text:span></text:p>
        </text:list-item>
      </text:list>
      <text:p text:style-name="P2"><text:span text:style-name="T2">B</text:span><text:span text:style-name="T8">ottom </text:span><text:span text:style-name="T13">T</text:span><text:span text:style-name="T8">humb </text:span><text:span text:style-name="T13">B</text:span><text:span text:style-name="T8">utton</text:span></text:p>
      <text:list text:style-name="L13">
        <text:list-item>
          <text:p text:style-name="P16">P: Right throttle to idle detent (used for engine start)</text:p>
        </text:list-item>
        <text:list-item>
          <text:p text:style-name="P16">S-P: Left throttle to idle detent (used for engine start)</text:p>
        </text:list-item>
      </text:list>
      <text:p text:style-name="P2"><text:span text:style-name="T2">M</text:span><text:span text:style-name="T8">inistick -- </text:span><text:span text:style-name="T3">"</text:span><text:span text:style-name="T8">TDC/</text:span><text:span text:style-name="T3">Throttle Designator Controller"</text:span></text:p>
      <text:list text:style-name="L14">
        <text:list-item>
          <text:p text:style-name="P22">Axes: Slew TD<text:span text:style-name="T27">C</text:span> on SOI</text:p>
        </text:list-item>
      </text:list>
      <text:list text:style-name="L15">
        <text:list-item>
          <text:p text:style-name="P17">P: TDC Depress button, locks target or other effects</text:p>
        </text:list-item>
      </text:list>
      <text:p text:style-name="P1"><text:span text:style-name="T2">Middle </text:span><text:span text:style-name="T13">F</text:span><text:span text:style-name="T2">inger </text:span><text:span text:style-name="T13">H</text:span><text:span text:style-name="T2">at</text:span> -- Antenna elevation, FLIR zoom</text:p>
      <text:list text:style-name="L16">
        <text:list-item>
          <text:p text:style-name="P29"><text:span text:style-name="T8">U/D: Radar antenna elevation up/down, FLIR zoom </text:span><text:span text:style-name="T1">out</text:span><text:span text:style-name="T8">/</text:span><text:span text:style-name="T1">in</text:span></text:p>
        </text:list-item>
        <text:list-item>
          <text:p text:style-name="P30">L: Right MFD PB 5 (L1), toggles RWS/TWS when radar is on MFD</text:p>
        </text:list-item>
        <text:list-item>
          <text:p text:style-name="P31">R: Right MFD PB 13 (R3), toggles MAN/AUTO TWS mode when in TWS mode</text:p>
        </text:list-item>
        <text:list-item>
          <text:p text:style-name="P31">P: Right MFD PB 1 (L5), cycles PRF modes</text:p>
        </text:list-item>
      </text:list>
      <text:p text:style-name="P2"><text:span text:style-name="T2">Ring </text:span><text:span text:style-name="T13">F</text:span><text:span text:style-name="T2">inger </text:span><text:span text:style-name="T13">S</text:span><text:span text:style-name="T8">lider</text:span></text:p>
      <text:list text:style-name="L17">
        <text:list-item>
          <text:p text:style-name="P18">U/D: --</text:p>
        </text:list-item>
      </text:list>
      <text:p text:style-name="P2"><text:span text:style-name="T2">P</text:span><text:span text:style-name="T8">inky </text:span><text:span text:style-name="T13">S</text:span><text:span text:style-name="T2">witch</text:span><text:span text:style-name="T8"> -- Autothrottle</text:span></text:p>
      <text:list text:style-name="L18">
        <text:list-item>
          <text:p text:style-name="P19">P: Toggle ATC (Automatic Throttle Control)</text:p>
        </text:list-item>
      </text:list>
      <text:p text:style-name="P1"><text:span text:style-name="T2">P</text:span>inky <text:span text:style-name="T13">B</text:span>utton -- RAID/FLIR button</text:p>
      <text:p text:style-name="P5">Radar <text:span text:style-name="T11">MFD with SOI, </text:span>in TWS or STT:</text:p>
      <text:list text:style-name="L19">
        <text:list-item>
          <text:p text:style-name="P32"><text:span text:style-name="T2">P: </text:span><text:span text:style-name="T8">Select RAID mode</text:span></text:p>
        </text:list-item>
      </text:list>
      <text:p text:style-name="P5">HARM <text:span text:style-name="T11">MFD with SOI</text:span>:</text:p>
      <text:list text:style-name="L20">
        <text:list-item>
          <text:p text:style-name="P33"><text:span text:style-name="T2">P: </text:span><text:span text:style-name="T8">Cycle HARM targets from center outwards</text:span></text:p>
        </text:list-item>
      </text:list>
      <text:p text:style-name="P5"><text:span text:style-name="T11">FLIR/TPOD MFD with SOI</text:span>:</text:p>
      <text:list text:style-name="L21">
        <text:list-item>
          <text:p text:style-name="P34"><text:span text:style-name="T2">P: </text:span><text:span text:style-name="T8">Toggles FLIR/TV mode.</text:span></text:p>
        </text:list-item>
        <text:list-item>
          <text:p text:style-name="P34"><text:span text:style-name="T2">L-P: In FLIR, </text:span><text:span text:style-name="T10">t</text:span><text:span text:style-name="T9">oggles white-</text:span>hot/black-hot</text:p>
        </text:list-item>
      </text:list>
      <text:p text:style-name="P5">Maverick <text:span text:style-name="T11">MFD with SOI</text:span>:</text:p>
      <text:list text:style-name="L22">
        <text:list-item>
          <text:p text:style-name="P35"><text:span text:style-name="T2">P: </text:span><text:span text:style-name="T8">Toggles ground stabilize.</text:span></text:p>
        </text:list-item>
      </text:list>
      <text:p text:style-name="P1">Pinky <text:span text:style-name="T13">W</text:span>heel</text:p>
      <text:list text:style-name="L23">
        <text:list-item>
          <text:p text:style-name="P37"><text:span text:style-name="T23">F/B</text:span><text:span text:style-name="T24">: --</text:span></text:p>
        </text:list-item>
        <text:list-item>
          <text:p text:style-name="P20">P: Exterior lights on/off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2-11-05T11:27:29.812000000</dc:date>
    <meta:editing-duration>PT3H42M25S</meta:editing-duration>
    <meta:editing-cycles>30</meta:editing-cycles>
    <meta:generator>LibreOffice/24.2.2.2$Windows_X86_64 LibreOffice_project/d56cc158d8a96260b836f100ef4b4ef25d6f1a01</meta:generator>
    <meta:document-statistic meta:table-count="0" meta:image-count="1" meta:object-count="0" meta:page-count="1" meta:paragraph-count="62" meta:word-count="435" meta:character-count="2315" meta:non-whitespace-character-count="1977"/>
  </office:meta>
</office:document-meta>
</file>